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If Windows user, install Eraser Securely delete individual files as needed Securely delete all previously deleted data every month If getting rid of old hardware, wipe the hard drive If throwing out CDs, shred them Encrypt SSD, USBs and SD c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